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2abc0b" officeooo:paragraph-rsid="002abc0b"/>
    </style:style>
    <style:style style:name="P2" style:family="paragraph" style:parent-style-name="Standard">
      <style:text-properties style:font-name="Arial" officeooo:paragraph-rsid="002c3eb5"/>
    </style:style>
    <style:style style:name="P3" style:family="paragraph" style:parent-style-name="Standard">
      <style:text-properties style:font-name="Arial" officeooo:rsid="0039704d" officeooo:paragraph-rsid="0039704d"/>
    </style:style>
    <style:style style:name="P4" style:family="paragraph" style:parent-style-name="Standard">
      <style:text-properties style:font-name="Arial" officeooo:rsid="003b3111" officeooo:paragraph-rsid="003b3111"/>
    </style:style>
    <style:style style:name="T1" style:family="text">
      <style:text-properties officeooo:rsid="002c3eb5"/>
    </style:style>
    <style:style style:name="T2" style:family="text">
      <style:text-properties officeooo:rsid="002f4587"/>
    </style:style>
    <style:style style:name="T3" style:family="text">
      <style:text-properties officeooo:rsid="00332976"/>
    </style:style>
    <style:style style:name="T4" style:family="text">
      <style:text-properties officeooo:rsid="003b3111"/>
    </style:style>
    <style:style style:name="T5" style:family="text">
      <style:text-properties officeooo:rsid="003be2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3">y = 0,5x-4</text:span></text:p>
      <text:p text:style-name="P1"/>
      <text:p text:style-name="P1">2) <text:span text:style-name="T1">f(x)=2x-6</text:span></text:p>
      <text:p text:style-name="P1"/>
      <text:p text:style-name="P2"><text:span text:style-name="T1">3) </text:span><text:span text:style-name="T2">r = </text:span>6.4031242374328485</text:p>
      <text:p text:style-name="P2"/>
      <text:p text:style-name="P3">4) <text:span text:style-name="T4">5, 8</text:span></text:p>
      <text:p text:style-name="P3"/>
      <text:p text:style-name="P4">5)<text:span text:style-name="T5">sqrt(2)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0T08:21:16.966000000</dc:date>
    <meta:editing-duration>PT38M43S</meta:editing-duration>
    <meta:editing-cycles>27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5" meta:word-count="14" meta:character-count="66" meta:non-whitespace-character-count="57"/>
  </office:meta>
</office:document-meta>
</file>